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Open Sans" svg:font-family="'Open Sans', 'Helvetica Neue', Helvetica, 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4913c" officeooo:paragraph-rsid="0024913c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4913c" officeooo:paragraph-rsid="0024913c"/>
    </style:style>
    <style:style style:name="P10" style:family="paragraph" style:parent-style-name="Standard">
      <style:text-properties officeooo:paragraph-rsid="0024913c"/>
    </style:style>
    <style:style style:name="P11" style:family="paragraph" style:parent-style-name="Standard">
      <style:text-properties officeooo:rsid="0025e810" officeooo:paragraph-rsid="0025e810"/>
    </style:style>
    <style:style style:name="P12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6" style:family="paragraph" style:parent-style-name="Standard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7" style:family="paragraph" style:parent-style-name="Standard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4913c" officeooo:paragraph-rsid="0024913c" style:font-name-asian="Times New Roman1" style:font-size-asian="13.5pt" style:font-name-complex="Times New Roman1" style:font-size-complex="13.5pt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officeooo:rsid="00211de1" officeooo:paragraph-rsid="00211de1" style:font-name-asian="Courier New2" style:font-size-asian="13.5pt" style:font-name-complex="Courier New2" style:font-size-complex="13.5pt"/>
    </style:style>
    <style:style style:name="P40" style:family="paragraph" style:parent-style-name="Standard" style:list-style-name="WWNum6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9c9b" officeooo:paragraph-rsid="00209c9b" style:font-name-asian="Times New Roman1" style:font-size-asian="13.5pt" style:font-name-complex="Times New Roman1" style:font-size-complex="13.5pt"/>
    </style:style>
    <style:style style:name="P41" style:family="paragraph" style:parent-style-name="Standard" style:list-style-name="WWNum7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9c9b" officeooo:paragraph-rsid="00209c9b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2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11de1" officeooo:paragraph-rsid="00211de1" style:font-name-asian="Times New Roman1" style:font-size-asian="13.5pt" style:font-name-complex="Times New Roman1" style:font-size-complex="13.5pt"/>
    </style:style>
    <style:style style:name="P43" style:family="paragraph" style:parent-style-name="Standard" style:list-style-name="WWNum3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2f994" officeooo:paragraph-rsid="0022f994" style:font-name-asian="Times New Roman1" style:font-size-asian="13.5pt" style:font-name-complex="Times New Roman1" style:font-size-complex="13.5pt"/>
    </style:style>
    <style:style style:name="P44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9c9b" officeooo:paragraph-rsid="00209c9b" style:font-name-asian="Times New Roman1" style:font-size-asian="13.5pt" style:font-name-complex="Times New Roman1" style:font-size-complex="13.5pt"/>
    </style:style>
    <style:style style:name="P45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9c9b" officeooo:paragraph-rsid="00209c9b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11de1"/>
    </style:style>
    <style:style style:name="T5" style:family="text">
      <style:text-properties officeooo:rsid="0024913c"/>
    </style:style>
    <style:style style:name="T6" style:family="text">
      <style:text-properties fo:font-variant="normal" fo:text-transform="none" fo:color="#222222" style:font-name="Open 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Which of the following are keywords in Java programming language</text:p>
      <text:list xml:id="list4102869323" text:style-name="WWNum6">
        <text:list-item>
          <text:p text:style-name="P12"><text:span text:style-name="T3">..</text:span><text:span text:style-name="T2">a) public</text:span></text:p>
        </text:list-item>
        <text:list-item>
          <text:p text:style-name="P20"><text:span text:style-name="T3">..</text:span><text:span text:style-name="T2">b) static</text:span></text:p>
        </text:list-item>
        <text:list-item>
          <text:p text:style-name="P20"><text:span text:style-name="T3">..</text:span><text:span text:style-name="T2">c) void</text:span></text:p>
        </text:list-item>
        <text:list-item>
          <text:p text:style-name="P20"><text:span text:style-name="T3">...</text:span><text:span text:style-name="T2">d) main</text:span></text:p>
        </text:list-item>
        <text:list-item>
          <text:p text:style-name="P28">e) scope</text:p>
          <text:p text:style-name="P40">Answer: a,b,c</text:p>
        </text:list-item>
      </text:list>
      <text:p text:style-name="P5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1575261913" text:style-name="WWNum7">
        <text:list-item>
          <text:p text:style-name="P13">a) i, j only.</text:p>
        </text:list-item>
        <text:list-item>
          <text:p text:style-name="P21">b) sum only.</text:p>
        </text:list-item>
        <text:list-item>
          <text:p text:style-name="P21">c) i, j and sum.</text:p>
        </text:list-item>
        <text:list-item>
          <text:p text:style-name="P29">d) There are no local variables.</text:p>
          <text:p text:style-name="P41">Answer: c</text:p>
        </text:list-item>
      </text:list>
      <text:p text:style-name="P5">Which of the following are correct regarding Java variables</text:p>
      <text:list xml:id="list27672388" text:style-name="WWNum8">
        <text:list-item>
          <text:p text:style-name="P14">a) The default value for boolean variable is: true.</text:p>
        </text:list-item>
        <text:list-item>
          <text:p text:style-name="P22">b) A literal and a variable are the same.</text:p>
        </text:list-item>
        <text:list-item>
          <text:p text:style-name="P22">c) This is a valid variable declaration: int _52 = 52;</text:p>
        </text:list-item>
        <text:list-item>
          <text:p text:style-name="P30">d) This is a valid instance variable declaration: int i, j = 10;</text:p>
        </text:list-item>
      </text:list>
      <text:p text:style-name="P44">Answer: c,d</text:p>
      <text:p text:style-name="P5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}</text:p>
      <text:p text:style-name="P6">Which of the following are correct of the above code:</text:p>
      <text:list xml:id="list2133485353" text:style-name="WWNum1">
        <text:list-item>
          <text:p text:style-name="P15">a) “year” is a numeric variable.</text:p>
        </text:list-item>
        <text:list-item>
          <text:p text:style-name="P23">b) ‘System.out.println(“This year is: ” + year);’ is a statement.</text:p>
        </text:list-item>
        <text:list-item>
          <text:p text:style-name="P23">c) “YearPrinter” is the name of a class.</text:p>
        </text:list-item>
        <text:list-item>
          <text:p text:style-name="P23">d) “main” is the name of a method.</text:p>
        </text:list-item>
        <text:list-item>
          <text:p text:style-name="P31">e) “//” is used to write a comment within a class.</text:p>
          <text:p text:style-name="P45">Answer: <text:span text:style-name="T4">a,b,c,d</text:span>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2"/>
      <text:p text:style-name="P39">Answer: a,b,c,d</text:p>
      <text:p text:style-name="P39"/>
      <text:p text:style-name="P5">To create a Java application which of the following are required</text:p>
      <text:list xml:id="list2746818918" text:style-name="WWNum2">
        <text:list-item>
          <text:p text:style-name="P16">a) A source code file.</text:p>
        </text:list-item>
        <text:list-item>
          <text:p text:style-name="P24">b) Java programming language compiler.</text:p>
        </text:list-item>
        <text:list-item>
          <text:p text:style-name="P24">c) A text editor or an IDE.</text:p>
        </text:list-item>
        <text:list-item>
          <text:p text:style-name="P32">d) The Java application launcher.</text:p>
          <text:p text:style-name="P42">Answer: a,b,c,d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6">Which one of the following is correct after the above is compiled and run:</text:p>
      <text:list xml:id="list1223452610" text:style-name="WWNum3">
        <text:list-item>
          <text:p text:style-name="P17">a) There is a compile time error.</text:p>
        </text:list-item>
        <text:list-item>
          <text:p text:style-name="P25">b) The program prints “The year is: 2013”.</text:p>
        </text:list-item>
        <text:list-item>
          <text:p text:style-name="P33">c) There is a runtime error.</text:p>
          <text:p text:style-name="P43">Answer: b</text:p>
        </text:list-item>
      </text:list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public void doThis() {</text:p>
      <text:p text:style-name="P2"><text:soft-page-break/>System.out.println("Running the ClassA class.");</text:p>
      <text:p text:style-name="P2">}</text:p>
      <text:p text:style-name="P2">}</text:p>
      <text:p text:style-name="P6">Assume that the ClassA.java is in the current directory. And, all the Java commands are run from the current directory. Which of the following are correct:</text:p>
      <text:p text:style-name="P3"/>
      <text:list xml:id="list1123610576" text:style-name="WWNum4">
        <text:list-item>
          <text:p text:style-name="P18">a) The command “javac -d . ClassA.java” at command prompt creates a directory called mypackage, and ClassA.class file within that directory.</text:p>
        </text:list-item>
        <text:list-item>
          <text:p text:style-name="P26">b) The above class can be run at the command prompt using the command “java mypackage.ClassA”.</text:p>
        </text:list-item>
        <text:list-item>
          <text:p text:style-name="P26">c) The above class can be run at the command prompt using the command “java ClassA”.</text:p>
        </text:list-item>
        <text:list-item>
          <text:p text:style-name="P34">d) The above class can be run at the command prompt using the command “java ClassA.class”.</text:p>
        </text:list-item>
      </text:list>
      <text:p text:style-name="P36"/>
      <text:p text:style-name="P37">Answer: a,b</text:p>
      <text:p text:style-name="P5">The package and import statements must be specified before a class definition within a class file</text:p>
      <text:p text:style-name="P6">True or false:</text:p>
      <text:p text:style-name="P7">Answer: True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><text:soft-page-break/></text:p>
      <text:p text:style-name="P2">public class ProgramB {</text:p>
      <text:p text:style-name="P2"/>
      <text:p text:style-name="P2"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1984188213" text:style-name="WWNum5">
        <text:list-item>
          <text:p text:style-name="P19">a) Both ProgramA and ProgramB compile, run and print “An element is added to the arraylist .”.</text:p>
        </text:list-item>
        <text:list-item>
          <text:p text:style-name="P27">b) Only ProgramA compiles, runs and prints “An element is added to the arraylist .”.</text:p>
        </text:list-item>
        <text:list-item>
          <text:p text:style-name="P27">c) Only ProgramB compiles, runs and print “An element is added to the arraylist .”.</text:p>
        </text:list-item>
        <text:list-item>
          <text:p text:style-name="P35">d) Both ProgramA and ProgramB fail to compile and run.</text:p>
        </text:list-item>
      </text:list>
      <text:p text:style-name="Standard"/>
      <text:p text:style-name="P9">Answer: a</text:p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Standard"/>
      <text:p text:style-name="P9">Answer: Serialization</text:p>
      <text:p text:style-name="P9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9">Answer: <text:s/>represents supplier of Boolean-valued results</text:p>
      <text:p text:style-name="Standard"><text:soft-page-break/></text:p>
      <text:p text:style-name="P8">What is the return type of lambda expression?</text:p>
      <text:p text:style-name="Standard">a) String</text:p>
      <text:p text:style-name="Standard">b) Object</text:p>
      <text:p text:style-name="Standard">c) void</text:p>
      <text:p text:style-name="Standard">d) Function</text:p>
      <text:p text:style-name="P9">Answer: Function</text:p>
      <text:p text:style-name="Standard"/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9">Answer: StringList.forEach()</text:p>
      <text:p text:style-name="Standard"/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10"><text:span text:style-name="T5">Answer: </text:span><text:span text:style-name="T6">sequential and parallel</text:span></text:p>
      <text:p text:style-name="Standard"/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11">Answer: b</text:p>
      <text:p text:style-name="P8">What does Files.lines(Path path) do?</text:p>
      <text:p text:style-name="Standard">a) It reads all the files at the path specified as a String</text:p>
      <text:p text:style-name="Standard"><text:soft-page-break/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11">Answer: b</text:p>
      <text:p text:style-name="Standard"/>
      <text:p text:style-name="P8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11">Answer: c</text:p>
      <text:p text:style-name="P11"/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11">Answer: a</text:p>
      <text:p text:style-name="P11"/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11">Answer: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Open Sans" svg:font-family="'Open Sans', 'Helvetica Neue', Helvetica, 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21:51:45.524818788</dc:date>
    <meta:editing-duration>PT5M11S</meta:editing-duration>
    <meta:editing-cycles>1</meta:editing-cycles>
    <meta:document-statistic meta:table-count="0" meta:image-count="0" meta:object-count="0" meta:page-count="7" meta:paragraph-count="194" meta:word-count="1085" meta:character-count="6070" meta:non-whitespace-character-count="5216"/>
  </office:meta>
</office:document-meta>
</file>